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2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bold" fo:font-family="'Cambria Math'" style:font-family-asian="'Cambria Math'" style:font-family-complex="'Cambria Math'" fo:background-color="transparent" fo:color="#374151"/>
    </style:style>
    <style:style style:name="T32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34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3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45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Calibri" style:font-family-asian="Calibri" style:font-family-complex="Calibri" fo:background-color="transparent" fo:color="#374151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fo:color="#374151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left" fo:margin-bottom="8.00pt"/>
    </style:style>
    <text:list-style style:name="L2">
      <text:list-level-style-number text:level="1" style:num-suffix="." style:num-format="1">
        <style:list-level-properties text:space-before="54.00pt" text:min-label-width="18.00pt"/>
      </text:list-level-style-number>
    </text:list-style>
    <style:style style:name="P2" style:family="paragraph">
      <style:paragraph-properties fo:line-height="105.00%" fo:text-align="left"/>
    </style:style>
    <style:style style:name="P3" style:family="paragraph">
      <style:paragraph-properties fo:line-height="105.00%" fo:text-align="left"/>
    </style:style>
    <style:style style:name="P4" style:family="paragraph">
      <style:paragraph-properties fo:line-height="105.00%" fo:text-align="left" fo:margin-bottom="8.00pt"/>
    </style:style>
  </office:automatic-styles>
  <office:body>
    <office:text>
      <text:p text:style-name="P1"><text:span text:style-name="T1">EXPLORATORY TEST REPORT</text:span><text:span text:style-name="T2"><text:line-break/></text:span><text:span text:style-name="T3">TEST AUTHOR:<text:s/></text:span><text:span text:style-name="T4">Kamil Kwiek</text:span><text:span text:style-name="T5"><text:line-break/></text:span><text:span text:style-name="T6">DOCUMENT VERSION:<text:s/></text:span><text:span text:style-name="T7">SESSION NO. 1</text:span><text:span text:style-name="T8"><text:line-break/></text:span><text:span text:style-name="T9">TEST START AND END DATE:<text:s/></text:span><text:span text:style-name="T10">06.12.2012 START 17:00 END 18:30</text:span><text:span text:style-name="T11"><text:line-break/></text:span><text:span text:style-name="T12">SESSION DURATION:<text:s/></text:span><text:span text:style-name="T13">90 minutes</text:span><text:span text:style-name="T14"><text:line-break/></text:span><text:span text:style-name="T15">OBJECTIVE:<text:s/></text:span><text:span text:style-name="T16">VERIFICATION OF TASK DURATION AND BREAKS IN THE "Pomodoro Kanban" APPLICATION</text:span><text:span text:style-name="T17"><text:line-break/></text:span><text:span text:style-name="T18">APPLICATION. LINK</text:span><text:span text:style-name="T19">: "Pomodoro Kanban"<text:s/></text:span><text:a xlink:href="https://testujpl.gitlab.io/pomodoro-kanban-test/"><text:span text:style-name="T20">https://testujpl.gitlab.io/pomodoro-kanban-test/</text:span></text:a><text:span text:style-name="T21"><text:line-break/></text:span><text:span text:style-name="T22">TEST ENVIRONMENT</text:span><text:span text:style-name="T23">: Windows 10 Pro; Intel(r) Core(TM) i7-6920HQ CPU @ 2.90GHZ; 64-bit operating system.</text:span><text:span text:style-name="T24"><text:line-break/></text:span><text:span text:style-name="T25">AREA:<text:s/></text:span><text:span text:style-name="T26">TASK DURATION AND BREAKS.</text:span><text:span text:style-name="T27"><text:line-break/></text:span><text:span text:style-name="T28">WHAT WAS NOT ACCOMPLISHED DURING THE SESSION:</text:span><text:span text:style-name="T29"><text:line-break/></text:span><text:span text:style-name="T30"><text:tab/></text:span><text:span text:style-name="T31">⦁</text:span><text:span text:style-name="T32"><text:s/></text:span><text:span text:style-name="T33">VERIFICATION OF SETTINGS FOR LONG BREAKS.</text:span></text:p>
      <text:p text:style-name="P1"><text:span text:style-name="T34">DEFECTS:<text:s/></text:span><text:span text:style-name="T35">The maximum time that can be set for task duration is more than indicated in the specification. Sliding the slider to the right, we get the following values: 59:15, 59:30, 59:45, 0:00, 0:15.</text:span><text:span text:style-name="T36"><text:line-break/></text:span><text:span text:style-name="T37">STEPS TO REPRODUCE:</text:span></text:p>
      <text:list text:style-name="L2">
        <text:list-item>
          <text:p text:style-name="P2"><text:span text:style-name="T38">Go to:<text:s/></text:span><text:a xlink:href="https://testujpl.gitlab.io/pomodoro-kanban-test/"><text:span text:style-name="T39">https://testujpl.gitlab.io/pomodoro-kanban-test/</text:span></text:a><text:span text:style-name="T40"/></text:p>
        </text:list-item>
        <text:list-item>
          <text:p text:style-name="P2"><text:span text:style-name="T41">In the upper left corner, click the settings symbol, i.e., the cogwheel.</text:span></text:p>
        </text:list-item>
        <text:list-item>
          <text:p text:style-name="P2"><text:span text:style-name="T41">Move the Pomodoro Time slider to the right.</text:span></text:p>
        </text:list-item>
        <text:list-item>
          <text:p text:style-name="P2"><text:span text:style-name="T41">After exceeding 59:00 minutes, it is possible to set other values, i.e., 59:15, 59:30, 59:45, after which, with further slider movements, the timer displays the value 0:00 and 0:15.</text:span><text:span text:style-name="T42"/></text:p>
        </text:list-item>
      </text:list>
      <text:p text:style-name="P3"><text:span text:style-name="T43">EXPECTED RESULT:<text:s/></text:span><text:span text:style-name="T44">The maximum task duration is 59 minutes. </text:span></text:p>
      <text:p text:style-name="P3"><text:span text:style-name="T45">ACTUAL RESULT:</text:span><text:span text:style-name="T46"><text:s/>The maximum task duration is over 59 minutes.</text:span><text:span text:style-name="T47"><text:line-break/></text:span><text:span text:style-name="T48">FINDINGS/POTENTIAL ISSUES:<text:s/></text:span><text:span text:style-name="T49">None.</text:span></text:p>
      <text:p text:style-name="P4"><text:span text:style-name="T5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